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986in" fo:margin-left="0in" fo:margin-top="0in" fo:margin-bottom="0in" table:align="left"/>
    </style:style>
    <style:style style:name="Table1.A" style:family="table-column">
      <style:table-column-properties style:column-width="0.9063in"/>
    </style:style>
    <style:style style:name="Table1.B" style:family="table-column">
      <style:table-column-properties style:column-width="0.8646in"/>
    </style:style>
    <style:style style:name="Table1.C" style:family="table-column">
      <style:table-column-properties style:column-width="0.9056in"/>
    </style:style>
    <style:style style:name="Table1.G" style:family="table-column">
      <style:table-column-properties style:column-width="0.904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986in" fo:margin-left="0in" fo:margin-top="0in" fo:margin-bottom="0in" table:align="left"/>
    </style:style>
    <style:style style:name="Table2.A" style:family="table-column">
      <style:table-column-properties style:column-width="3.1493in"/>
    </style:style>
    <style:style style:name="Table2.B" style:family="table-column">
      <style:table-column-properties style:column-width="3.148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8in" fo:margin-left="0in" fo:margin-top="0in" fo:margin-bottom="0in" table:align="left"/>
    </style:style>
    <style:style style:name="Table3.A" style:family="table-column">
      <style:table-column-properties style:column-width="1.7389in"/>
    </style:style>
    <style:style style:name="Table3.B" style:family="table-column">
      <style:table-column-properties style:column-width="4.531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5in" fo:margin-left="0in" fo:margin-top="0in" fo:margin-bottom="0in" table:align="left"/>
    </style:style>
    <style:style style:name="Table4.A" style:family="table-column">
      <style:table-column-properties style:column-width="5.0833in"/>
    </style:style>
    <style:style style:name="Table4.B" style:family="table-column">
      <style:table-column-properties style:column-width="1.166in"/>
    </style:style>
    <style:style style:name="Table4.1" style:family="table-row">
      <style:table-row-properties style:min-row-height="0.3125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4.11" style:family="table-row">
      <style:table-row-properties fo:keep-together="auto"/>
    </style:style>
    <style:style style:name="Table5" style:family="table">
      <style:table-properties style:width="6.25in" fo:margin-left="0in" fo:margin-top="0in" fo:margin-bottom="0in" table:align="left"/>
    </style:style>
    <style:style style:name="Table5.A" style:family="table-column">
      <style:table-column-properties style:column-width="5.0625in"/>
    </style:style>
    <style:style style:name="Table5.B" style:family="table-column">
      <style:table-column-properties style:column-width="1.186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5in" fo:margin-left="0in" fo:margin-top="0in" fo:margin-bottom="0in" table:align="left"/>
    </style:style>
    <style:style style:name="Table6.A" style:family="table-column">
      <style:table-column-properties style:column-width="5.0833in"/>
    </style:style>
    <style:style style:name="Table6.B" style:family="table-column">
      <style:table-column-properties style:column-width="1.166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2" style:family="table-row">
      <style:table-row-properties style:min-row-height="0.3125in" fo:keep-together="auto"/>
    </style:style>
    <style:style style:name="Table7" style:family="table">
      <style:table-properties style:width="6.25in" fo:margin-left="0in" fo:margin-top="0in" fo:margin-bottom="0in" table:align="left"/>
    </style:style>
    <style:style style:name="Table7.A" style:family="table-column">
      <style:table-column-properties style:column-width="5.0833in"/>
    </style:style>
    <style:style style:name="Table7.B" style:family="table-column">
      <style:table-column-properties style:column-width="1.166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25in" fo:margin-left="0in" fo:margin-top="0in" fo:margin-bottom="0in" table:align="left"/>
    </style:style>
    <style:style style:name="Table8.A" style:family="table-column">
      <style:table-column-properties style:column-width="5.0833in"/>
    </style:style>
    <style:style style:name="Table8.B" style:family="table-column">
      <style:table-column-properties style:column-width="1.16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25in" fo:margin-left="0in" fo:margin-top="0in" fo:margin-bottom="0in" table:align="left"/>
    </style:style>
    <style:style style:name="Table9.A" style:family="table-column">
      <style:table-column-properties style:column-width="5.0833in"/>
    </style:style>
    <style:style style:name="Table9.B" style:family="table-column">
      <style:table-column-properties style:column-width="1.166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25in" fo:margin-left="0in" fo:margin-top="0in" fo:margin-bottom="0in" table:align="left"/>
    </style:style>
    <style:style style:name="Table10.A" style:family="table-column">
      <style:table-column-properties style:column-width="5.0833in"/>
    </style:style>
    <style:style style:name="Table10.B" style:family="table-column">
      <style:table-column-properties style:column-width="1.166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25in" fo:margin-left="0in" fo:margin-top="0in" fo:margin-bottom="0in" table:align="left"/>
    </style:style>
    <style:style style:name="Table11.A" style:family="table-column">
      <style:table-column-properties style:column-width="4.5417in"/>
    </style:style>
    <style:style style:name="Table11.B" style:family="table-column">
      <style:table-column-properties style:column-width="1.7076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00%" fo:text-align="justify" style:justify-single-word="false" fo:orphans="0" fo:widows="0"/>
    </style:style>
    <style:style style:name="P3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4" style:family="paragraph" style:parent-style-name="Standard" style:list-style-name="WWNum8">
      <style:paragraph-properties fo:margin-left="0.5in" fo:margin-right="0in" fo:text-align="justify" style:justify-single-word="false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7" style:family="paragraph" style:parent-style-name="Standard" style:list-style-name="WWNum9">
      <style:paragraph-properties fo:margin-left="0.5in" fo:margin-right="0in" fo:text-align="justify" style:justify-single-word="false" fo:text-indent="-0.25in" style:auto-text-indent="false"/>
    </style:style>
    <style:style style:name="P8" style:family="paragraph" style:parent-style-name="Standard" style:list-style-name="WWNum12">
      <style:paragraph-properties fo:margin-left="0.5in" fo:margin-right="0in" fo:text-align="justify" style:justify-single-word="false" fo:text-indent="-0.25in" style:auto-text-indent="false"/>
    </style:style>
    <style:style style:name="P9" style:family="paragraph" style:parent-style-name="Standard" style:list-style-name="WWNum13">
      <style:paragraph-properties fo:margin-left="0.5in" fo:margin-right="0in" fo:text-align="justify" style:justify-single-word="false" fo:text-indent="-0.25in" style:auto-text-indent="false"/>
    </style:style>
    <style:style style:name="P10" style:family="paragraph" style:parent-style-name="Standard" style:list-style-name="WWNum11">
      <style:paragraph-properties fo:margin-left="0.5in" fo:margin-right="0in" fo:text-align="justify" style:justify-single-word="false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</style:style>
    <style:style style:name="P12" style:family="paragraph" style:parent-style-name="Standard" style:list-style-name="WWNum10">
      <style:paragraph-properties fo:margin-left="0.5in" fo:margin-right="0in" fo:text-align="justify" style:justify-single-word="false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text-align="justify" style:justify-single-word="false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9" style:family="paragraph" style:parent-style-name="Heading_20_2">
      <style:paragraph-properties fo:text-align="justify" style:justify-single-word="false"/>
    </style:style>
    <style:style style:name="P20" style:family="paragraph" style:parent-style-name="Heading_20_2">
      <style:paragraph-properties fo:text-align="justify" style:justify-single-word="false" fo:break-before="page"/>
    </style:style>
    <style:style style:name="P21" style:family="paragraph" style:parent-style-name="Heading_20_2" style:master-page-name="Standard">
      <style:paragraph-properties fo:text-align="justify" style:justify-single-word="false" style:page-number="1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1ouskhsdce8n"/>Общие правила к лаб. работам</text:p>
      <text:list xml:id="list3796430692" text:style-name="WWNum2">
        <text:list-item>
          <text:p text:style-name="P3">Программы должна быть реализована полностью в ООП стиле. В программе вне классов должна быть только функция main, все остальные функции должны быть методами класса.</text:p>
        </text:list-item>
        <text:list-item>
          <text:p text:style-name="P3">Необходимо соблюдать codestyle. Должны соблюдаться отступы в блоках видимости, названия классов, переменных и методов должны быть “говорящими”, запрещена транслитерация.</text:p>
        </text:list-item>
        <text:list-item>
          <text:p text:style-name="P3">Необязательные и доп. требования можно сдавать после защиты лаб. работы. </text:p>
        </text:list-item>
        <text:list-item>
          <text:p text:style-name="P3">Может быть выставлено неполное кол-во баллов за выполнение лаб. работы, если она выполнена не до конца корректно.</text:p>
        </text:list-item>
        <text:list-item>
          <text:p text:style-name="P3">Лабораторные работы должны быть написаны на чистом C++, исключение только для разработки GUI</text:p>
        </text:list-item>
      </text:list>
      <text:p text:style-name="P19"><text:bookmark text:name="_6vmadi7m2yxu"/>Сроки сдачи лабораторных работ</text:p>
      <text:p text:style-name="P1">Далее в таблице указаны даты. Сдача лаб. работы до соответствующей даты включительно позволяет получить полное кол-во баллов (не распространяется на необязательные требования), сдача лаб. работы после указанной даты, дает только половину баллов (округляется вниз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C" table:number-columns-repeated="2"/>
        <table:table-column table:style-name="Table1.G"/>
        <table:table-row table:style-name="Table1.1">
          <table:table-cell table:style-name="Table1.A1" office:value-type="string">
            <text:p text:style-name="P16">ЛР1</text:p>
          </table:table-cell>
          <table:table-cell table:style-name="Table1.A1" office:value-type="string">
            <text:p text:style-name="P16">ЛР2</text:p>
          </table:table-cell>
          <table:table-cell table:style-name="Table1.A1" office:value-type="string">
            <text:p text:style-name="P16">ЛР3</text:p>
          </table:table-cell>
          <table:table-cell table:style-name="Table1.A1" office:value-type="string">
            <text:p text:style-name="P16">ЛР4</text:p>
          </table:table-cell>
          <table:table-cell table:style-name="Table1.A1" office:value-type="string">
            <text:p text:style-name="P16">ЛР5</text:p>
          </table:table-cell>
          <table:table-cell table:style-name="Table1.A1" office:value-type="string">
            <text:p text:style-name="P16">ЛР6</text:p>
          </table:table-cell>
          <table:table-cell table:style-name="Table1.A1" office:value-type="string">
            <text:p text:style-name="P16">ЛР7</text:p>
          </table:table-cell>
        </table:table-row>
        <table:table-row table:style-name="Table1.1">
          <table:table-cell table:style-name="Table1.A1" office:value-type="string">
            <text:p text:style-name="P16">24.02</text:p>
          </table:table-cell>
          <table:table-cell table:style-name="Table1.A1" office:value-type="string">
            <text:p text:style-name="P16">9.03</text:p>
          </table:table-cell>
          <table:table-cell table:style-name="Table1.A1" office:value-type="string">
            <text:p text:style-name="P16">23.03</text:p>
          </table:table-cell>
          <table:table-cell table:style-name="Table1.A1" office:value-type="string">
            <text:p text:style-name="P16">13.04</text:p>
          </table:table-cell>
          <table:table-cell table:style-name="Table1.A1" office:value-type="string">
            <text:p text:style-name="P16">27.04</text:p>
          </table:table-cell>
          <table:table-cell table:style-name="Table1.A1" office:value-type="string">
            <text:p text:style-name="P16">11.05</text:p>
          </table:table-cell>
          <table:table-cell table:style-name="Table1.A1" office:value-type="string">
            <text:p text:style-name="P16">25.05</text:p>
          </table:table-cell>
        </table:table-row>
      </table:table>
      <text:p text:style-name="P19"><text:bookmark text:name="_cjndargfvsun"/>Оценка за семестр</text:p>
      <text:p text:style-name="P1">В семестре можно получить баллы за следующие пункты</text:p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<text:span text:style-name="T2">Пункт</text:span></text:p>
          </table:table-cell>
          <table:table-cell table:style-name="Table2.A1" office:value-type="string">
            <text:p text:style-name="P17"><text:span text:style-name="T2">Максимальное кол-во баллов</text:span></text:p>
          </table:table-cell>
        </table:table-row>
        <table:table-row table:style-name="Table2.1">
          <table:table-cell table:style-name="Table2.A1" office:value-type="string">
            <text:p text:style-name="P17">Выполнение лаб. работ</text:p>
          </table:table-cell>
          <table:table-cell table:style-name="Table2.A1" office:value-type="string">
            <text:p text:style-name="P17">130</text:p>
          </table:table-cell>
        </table:table-row>
        <table:table-row table:style-name="Table2.1">
          <table:table-cell table:style-name="Table2.A1" office:value-type="string">
            <text:p text:style-name="P17">Выполнение доп. требований</text:p>
          </table:table-cell>
          <table:table-cell table:style-name="Table2.A1" office:value-type="string">
            <text:p text:style-name="P17">50 </text:p>
          </table:table-cell>
        </table:table-row>
        <table:table-row table:style-name="Table2.1">
          <table:table-cell table:style-name="Table2.A1" office:value-type="string">
            <text:p text:style-name="P17">Контрольные работы</text:p>
          </table:table-cell>
          <table:table-cell table:style-name="Table2.A1" office:value-type="string">
            <text:p text:style-name="P17">20</text:p>
          </table:table-cell>
        </table:table-row>
      </table:table>
      <text:p text:style-name="P1"/>
      <text:p text:style-name="P1">На основании набранных баллов можно получить следующую оценку</text:p>
      <text:p text:style-name="P1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">Допуск к экзамену</text:p>
          </table:table-cell>
          <table:table-cell table:style-name="Table3.A1" office:value-type="string">
            <text:p text:style-name="P17">Выполнить все основные требования всех лаб. работ</text:p>
          </table:table-cell>
        </table:table-row>
        <table:table-row table:style-name="Table3.1">
          <table:table-cell table:style-name="Table3.A1" office:value-type="string">
            <text:p text:style-name="P17">Удовлетворительно</text:p>
          </table:table-cell>
          <table:table-cell table:style-name="Table3.A1" office:value-type="string">
            <text:p text:style-name="P17">95 баллов</text:p>
          </table:table-cell>
        </table:table-row>
        <table:table-row table:style-name="Table3.1">
          <table:table-cell table:style-name="Table3.A1" office:value-type="string">
            <text:p text:style-name="P17">Хорошо</text:p>
          </table:table-cell>
          <table:table-cell table:style-name="Table3.A1" office:value-type="string">
            <text:p text:style-name="P17">135 баллов</text:p>
          </table:table-cell>
        </table:table-row>
        <table:table-row table:style-name="Table3.1">
          <table:table-cell table:style-name="Table3.A1" office:value-type="string">
            <text:p text:style-name="P17">Отлично</text:p>
          </table:table-cell>
          <table:table-cell table:style-name="Table3.A1" office:value-type="string">
            <text:p text:style-name="P17">175 баллов</text:p>
          </table:table-cell>
        </table:table-row>
      </table:table>
      <text:p text:style-name="P19"><text:bookmark text:name="_w1ejhfec5r7"/>Лабораторная работа №1 (Создание классов, конструкторов классов, методов классов; наследование)</text:p>
      <text:p text:style-name="P1">Разработать и реализовать набор классов:</text:p>
      <text:list xml:id="list4279323802" text:style-name="WWNum8">
        <text:list-item>
          <text:p text:style-name="P4">Класс игрового поля</text:p>
        </text:list-item>
        <text:list-item>
          <text:p text:style-name="P4">Набор классов юнитов</text:p>
        </text:list-item>
      </text:list>
      <text:p text:style-name="P1">Игровое поле является контейнером для объектов представляющим прямоугольную сетку. Основные требования к классу игрового поля:</text:p>
      <text:list xml:id="list4145731827" text:style-name="WWNum4">
        <text:list-item>
          <text:p text:style-name="P5">Создание поля произвольного размера</text:p>
        </text:list-item>
        <text:list-item>
          <text:p text:style-name="P5">Контроль максимального количества объектов на поле</text:p>
        </text:list-item>
        <text:list-item>
          <text:p text:style-name="P5">Возможность добавления и удаления объектов на поле</text:p>
        </text:list-item>
        <text:list-item>
          <text:p text:style-name="P5">Возможность копирования поля (включая объекты на нем)</text:p>
        </text:list-item>
        <text:list-item>
          <text:p text:style-name="P5">Для хранения запрещается использовать контейнеры из stl</text:p>
        </text:list-item>
      </text:list>
      <text:p text:style-name="P1">Юнит является объектов, размещаемым на поля боя. Один юнит представляет собой отряд. Основные требования к классам юнитов:</text:p>
      <text:list xml:id="list2869304721" text:style-name="WWNum3">
        <text:list-item>
          <text:p text:style-name="P6">Все юниты должны иметь как минимум один общий интерфейс</text:p>
        </text:list-item>
        <text:list-item>
          <text:p text:style-name="P6">Реализованы 3 типа юнитов (например, пехота, лучники, конница)</text:p>
        </text:list-item>
        <text:list-item>
          <text:p text:style-name="P6">Реализованы 2 вида юнитов для каждого типа(например, для пехоты могут быть созданы мечники и копейщики)</text:p>
        </text:list-item>
        <text:list-item>
          <text:p text:style-name="P6">Юниты имеют характеристики, отражающие их основные атрибуты, такие как здоровье, броня, атака.</text:p>
        </text:list-item>
        <text:list-item>
          <text:p text:style-name="P6">Юнит имеет возможность перемещаться по карте</text:p>
        </text:list-item>
      </text:list>
      <text:p text:style-name="P1"><text:soft-page-break/>Баллы за лаб. работу (* отмечает необязательные пункты)</text:p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6">Выполнены основные требования класса поле</text:p>
          </table:table-cell>
          <table:table-cell table:style-name="Table4.A1" office:value-type="string">
            <text:p text:style-name="P16">3 балла</text:p>
          </table:table-cell>
        </table:table-row>
        <table:table-row table:style-name="Table4.2">
          <table:table-cell table:style-name="Table4.A1" office:value-type="string">
            <text:p text:style-name="P16">Выполнены основные требования классов юнитов</text:p>
          </table:table-cell>
          <table:table-cell table:style-name="Table4.A1" office:value-type="string">
            <text:p text:style-name="P16">4 балла</text:p>
          </table:table-cell>
        </table:table-row>
        <table:table-row table:style-name="Table4.3">
          <table:table-cell table:style-name="Table4.A1" office:value-type="string">
            <text:p text:style-name="P16">Имеется 3+ демонстрационных примера</text:p>
          </table:table-cell>
          <table:table-cell table:style-name="Table4.A1" office:value-type="string">
            <text:p text:style-name="P16">1 балл</text:p>
          </table:table-cell>
        </table:table-row>
        <table:table-row table:style-name="Table4.4">
          <table:table-cell table:style-name="Table4.A1" office:value-type="string">
            <text:p text:style-name="P16">Все методы класса сохраняют инвариант этого класса</text:p>
          </table:table-cell>
          <table:table-cell table:style-name="Table4.A1" office:value-type="string">
            <text:p text:style-name="P16">2 балл</text:p>
          </table:table-cell>
        </table:table-row>
        <table:table-row table:style-name="Table4.5">
          <table:table-cell table:style-name="Table4.A1" office:value-type="string">
            <text:p text:style-name="P16"><text:span text:style-name="T3">*Созданы конструкторы копирования и перемещения</text:span></text:p>
          </table:table-cell>
          <table:table-cell table:style-name="Table4.A1" office:value-type="string">
            <text:p text:style-name="P16"><text:span text:style-name="T3">2 балла</text:span></text:p>
          </table:table-cell>
        </table:table-row>
        <table:table-row table:style-name="Table4.6">
          <table:table-cell table:style-name="Table4.A1" office:value-type="string">
            <text:p text:style-name="P16"><text:span text:style-name="T3">*Все методы принимают параметры оптимальным образом (то есть, отсутствует лишнее копирование объектов)</text:span></text:p>
          </table:table-cell>
          <table:table-cell table:style-name="Table4.A1" office:value-type="string">
            <text:p text:style-name="P16"><text:span text:style-name="T3">1 балл</text:span></text:p>
          </table:table-cell>
        </table:table-row>
        <table:table-row table:style-name="Table4.7">
          <table:table-cell table:style-name="Table4.A1" office:value-type="string">
            <text:p text:style-name="P16"><text:span text:style-name="T3">*Для атрибутов юнитов созданы свои классы. Создавать их требуется, если это не противоречит логике.</text:span></text:p>
          </table:table-cell>
          <table:table-cell table:style-name="Table4.A1" office:value-type="string">
            <text:p text:style-name="P16"><text:span text:style-name="T3">2 балла</text:span></text:p>
          </table:table-cell>
        </table:table-row>
        <table:table-row table:style-name="Table4.8">
          <table:table-cell table:style-name="Table4.A1" office:value-type="string">
            <text:p text:style-name="P16"><text:span text:style-name="T3">*Для создания юнитов используются паттерны “Абстрактный метод” / “Абстрактная фабрика”</text:span></text:p>
          </table:table-cell>
          <table:table-cell table:style-name="Table4.A1" office:value-type="string">
            <text:p text:style-name="P16"><text:span text:style-name="T3">3 баллов</text:span></text:p>
          </table:table-cell>
        </table:table-row>
        <table:table-row table:style-name="Table4.9">
          <table:table-cell table:style-name="Table4.A1" office:value-type="string">
            <text:p text:style-name="P16"><text:span text:style-name="T3">*Создан итератор для поля</text:span></text:p>
          </table:table-cell>
          <table:table-cell table:style-name="Table4.A1" office:value-type="string">
            <text:p text:style-name="P16"><text:span text:style-name="T3">2 балла</text:span></text:p>
          </table:table-cell>
        </table:table-row>
        <table:table-row table:style-name="Table4.10">
          <table:table-cell table:style-name="Table4.A1" office:value-type="string">
            <text:p text:style-name="P16"><text:span text:style-name="T2">Кол-во баллов за основные требования</text:span></text:p>
          </table:table-cell>
          <table:table-cell table:style-name="Table4.A1" office:value-type="string">
            <text:p text:style-name="P16"><text:span text:style-name="T2">10 баллов</text:span></text:p>
          </table:table-cell>
        </table:table-row>
        <table:table-row table:style-name="Table4.11">
          <table:table-cell table:style-name="Table4.A1" office:value-type="string">
            <text:p text:style-name="P16"><text:span text:style-name="T2">Максимальное кол-во баллов за лаб. работу</text:span></text:p>
          </table:table-cell>
          <table:table-cell table:style-name="Table4.A1" office:value-type="string">
            <text:p text:style-name="P16"><text:span text:style-name="T2">20 баллов</text:span></text:p>
          </table:table-cell>
        </table:table-row>
      </table:table>
      <text:p text:style-name="P1"/>
      <text:p text:style-name="P19"><text:bookmark text:name="_j0ppgtxlh4qc"/>Лабораторная работа №2 (Интерфейсы классов; взаимодействие классов; перегрузка операций)</text:p>
      <text:p text:style-name="P1">Разработать и реализовать набор классов:</text:p>
      <text:list xml:id="list1194343417" text:style-name="WWNum9">
        <text:list-item>
          <text:p text:style-name="P7">Класс базы</text:p>
        </text:list-item>
        <text:list-item>
          <text:p text:style-name="P7">Набор классов ландшафта карты</text:p>
        </text:list-item>
        <text:list-item>
          <text:p text:style-name="P7">Набор классов нейтральных объектов поля</text:p>
        </text:list-item>
      </text:list>
      <text:p text:style-name="P1">Класс базы должен отвечать за создание юнитов, а также учитывать юнитов, относящихся к текущей базе. Основные требования к классу база:</text:p>
      <text:list xml:id="list1845215655" text:style-name="WWNum12">
        <text:list-item>
          <text:p text:style-name="P8">База должна размещаться на поле</text:p>
        </text:list-item>
        <text:list-item>
          <text:p text:style-name="P8"><text:soft-page-break/>Методы для создания юнитов</text:p>
        </text:list-item>
        <text:list-item>
          <text:p text:style-name="P8">Учет юнитов, и реакция на их уничтожение и создание</text:p>
        </text:list-item>
        <text:list-item>
          <text:p text:style-name="P8">База должна обладать характеристиками такими, как здоровье, максимальное количество юнитов, которые могут быть одновременно созданы на базе, и.т.д.</text:p>
        </text:list-item>
      </text:list>
      <text:p text:style-name="P18">Набор классов ландшафта определяют вид поля. Основные требования к классам ландшафта:</text:p>
      <text:list xml:id="list295727353" text:style-name="WWNum13">
        <text:list-item>
          <text:p text:style-name="P9">Должно быть создано минимум 3 типа ландшафта</text:p>
        </text:list-item>
        <text:list-item>
          <text:p text:style-name="P9">Все классы ландшафта должны иметь как минимум один интерфейс</text:p>
        </text:list-item>
        <text:list-item>
          <text:p text:style-name="P9">Ландшафт должен влиять на юнитов (например, возможно пройти по клетке с определенным ландшафтом или запрет для атаки определенного типа юнитов)</text:p>
        </text:list-item>
        <text:list-item>
          <text:p text:style-name="P9">На каждой клетке поля должен быть определенный тип ландшафта</text:p>
        </text:list-item>
      </text:list>
      <text:p text:style-name="P18">Набор классов нейтральных объектов представляют объекты, располагаемые на поле и с которыми могут взаимодействие юнитов. Основные требования к классам нейтральных объектов поля:</text:p>
      <text:list xml:id="list2769814427" text:style-name="WWNum11">
        <text:list-item>
          <text:p text:style-name="P10">Создано не менее 4 типов нейтральных объектов</text:p>
        </text:list-item>
        <text:list-item>
          <text:p text:style-name="P10">Взаимодействие юнитов с нейтральными объектами, должно быть реализовано в виде перегрузки операций</text:p>
        </text:list-item>
        <text:list-item>
          <text:p text:style-name="P10">Классы нейтральных объектов должны иметь как минимум один общий интерфейс</text:p>
        </text:list-item>
      </text:list>
      <text:p text:style-name="P18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6">Выполнены основные требования к классу база</text:p>
          </table:table-cell>
          <table:table-cell table:style-name="Table5.A1" office:value-type="string">
            <text:p text:style-name="P16">2 балла</text:p>
          </table:table-cell>
        </table:table-row>
        <table:table-row table:style-name="Table5.1">
          <table:table-cell table:style-name="Table5.A1" office:value-type="string">
            <text:p text:style-name="P16">Выполнены основные требования к набору классов ландшафта</text:p>
          </table:table-cell>
          <table:table-cell table:style-name="Table5.A1" office:value-type="string">
            <text:p text:style-name="P16">2 балла</text:p>
          </table:table-cell>
        </table:table-row>
        <table:table-row table:style-name="Table5.1">
          <table:table-cell table:style-name="Table5.A1" office:value-type="string">
            <text:p text:style-name="P16">Выполнены основные требования к набору классов нейтр. объектов</text:p>
          </table:table-cell>
          <table:table-cell table:style-name="Table5.A1" office:value-type="string">
            <text:p text:style-name="P16">2 балла</text:p>
          </table:table-cell>
        </table:table-row>
        <table:table-row table:style-name="Table5.1">
          <table:table-cell table:style-name="Table5.A1" office:value-type="string">
            <text:p text:style-name="P16">Добавлено взаимодействие юнитов</text:p>
          </table:table-cell>
          <table:table-cell table:style-name="Table5.A1" office:value-type="string">
            <text:p text:style-name="P16">1 балла</text:p>
          </table:table-cell>
        </table:table-row>
        <table:table-row table:style-name="Table5.1">
          <table:table-cell table:style-name="Table5.A1" office:value-type="string">
            <text:p text:style-name="P16">Имеется 3+ демонстрационных примера</text:p>
          </table:table-cell>
          <table:table-cell table:style-name="Table5.A1" office:value-type="string">
            <text:p text:style-name="P16">1 балл</text:p>
          </table:table-cell>
        </table:table-row>
        <table:table-row table:style-name="Table5.1">
          <table:table-cell table:style-name="Table5.A1" office:value-type="string">
            <text:p text:style-name="P16">Взаимодействие через перегрузку операторов</text:p>
          </table:table-cell>
          <table:table-cell table:style-name="Table5.A1" office:value-type="string">
            <text:p text:style-name="P16">2 балла</text:p>
          </table:table-cell>
        </table:table-row>
        <table:table-row table:style-name="Table5.1">
          <table:table-cell table:style-name="Table5.A1" office:value-type="string">
            <text:p text:style-name="P16"><text:span text:style-name="T3">*Для хранения информации о юнитах в классе базы используется паттерн “Компоновщик”</text:span></text:p>
          </table:table-cell>
          <table:table-cell table:style-name="Table5.A1" office:value-type="string">
            <text:p text:style-name="P16"><text:span text:style-name="T3">2 балла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3">*Для наблюдение над юнитами в классе база используется паттерн “Наблюдатель”</text:span></text:p>
          </table:table-cell>
          <table:table-cell table:style-name="Table5.A1" office:value-type="string">
            <text:p text:style-name="P16"><text:span text:style-name="T3">2 балла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3">*Для взаимодействия ландшафта с юнитам используется паттерн “Прокси”</text:span></text:p>
          </table:table-cell>
          <table:table-cell table:style-name="Table5.A1" office:value-type="string">
            <text:p text:style-name="P16"><text:span text:style-name="T3">3 балла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3">*Для взаимодействия одного типа нейтрального объекта с разными типами юнитов используется паттерн “Стратегия”</text:span></text:p>
          </table:table-cell>
          <table:table-cell table:style-name="Table5.A1" office:value-type="string">
            <text:p text:style-name="P16"><text:span text:style-name="T3">3 балла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T2">Кол-во баллов за основные требования</text:span></text:p>
          </table:table-cell>
          <table:table-cell table:style-name="Table5.A1" office:value-type="string">
            <text:p text:style-name="P2"><text:span text:style-name="T2">10 баллов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T2">Максимальное кол-во баллов за лаб. работу</text:span></text:p>
          </table:table-cell>
          <table:table-cell table:style-name="Table5.A1" office:value-type="string">
            <text:p text:style-name="P2"><text:span text:style-name="T2">20 баллов</text:span></text:p>
          </table:table-cell>
        </table:table-row>
      </table:table>
      <text:p text:style-name="P18"/>
      <text:p text:style-name="P19"><text:bookmark text:name="_jl386jcj1u80"/></text:p>
      <text:p text:style-name="P20"><text:bookmark text:name="_upydz686xaoj"/>Лабораторная работа №3 (Логическое разделение классов)</text:p>
      <text:p text:style-name="P1">Разработать и реализовать набора классов для взаимодействия пользователя с юнитами и базой. Основные требования:</text:p>
      <text:list xml:id="list3736038081" text:style-name="WWNum7">
        <text:list-item>
          <text:p text:style-name="P11">Должен быть реализован функционал управления юнитами</text:p>
        </text:list-item>
        <text:list-item>
          <text:p text:style-name="P11">Должен быть реализован функционал управления базой</text:p>
        </text:list-item>
      </text:list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6">Выполнены все основные требования к взаимодействию</text:p>
          </table:table-cell>
          <table:table-cell table:style-name="Table6.A1" office:value-type="string">
            <text:p text:style-name="P16">6 баллов</text:p>
          </table:table-cell>
        </table:table-row>
        <table:table-row table:style-name="Table6.2">
          <table:table-cell table:style-name="Table6.A1" office:value-type="string">
            <text:p text:style-name="P16">Добавлен функционал просмотра состояния базы</text:p>
          </table:table-cell>
          <table:table-cell table:style-name="Table6.A1" office:value-type="string">
            <text:p text:style-name="P16">3 балла</text:p>
          </table:table-cell>
        </table:table-row>
        <table:table-row table:style-name="Table6.2">
          <table:table-cell table:style-name="Table6.A1" office:value-type="string">
            <text:p text:style-name="P2">Имеется 3+ демонстрационных примера</text:p>
          </table:table-cell>
          <table:table-cell table:style-name="Table6.A1" office:value-type="string">
            <text:p text:style-name="P2">1 балл</text:p>
          </table:table-cell>
        </table:table-row>
        <table:table-row table:style-name="Table6.1">
          <table:table-cell table:style-name="Table6.A1" office:value-type="string">
            <text:p text:style-name="P16"><text:span text:style-name="T3">*Реализован паттерн “Фасад” через который пользователь управляет программой</text:span></text:p>
          </table:table-cell>
          <table:table-cell table:style-name="Table6.A1" office:value-type="string">
            <text:p text:style-name="P16"><text:span text:style-name="T3">1 балл</text:span></text:p>
          </table:table-cell>
        </table:table-row>
        <table:table-row table:style-name="Table6.1">
          <table:table-cell table:style-name="Table6.A1" office:value-type="string">
            <text:p text:style-name="P16"><text:span text:style-name="T3">*Объекты между собой взаимодействуют через паттерн “Посредника”</text:span></text:p>
          </table:table-cell>
          <table:table-cell table:style-name="Table6.A1" office:value-type="string">
            <text:p text:style-name="P16"><text:span text:style-name="T3">3 балла</text:span></text:p>
          </table:table-cell>
        </table:table-row>
        <table:table-row table:style-name="Table6.1">
          <table:table-cell table:style-name="Table6.A1" office:value-type="string">
            <text:p text:style-name="P16"><text:span text:style-name="T3">*Для передачи команд используется паттерн “Команда”</text:span></text:p>
          </table:table-cell>
          <table:table-cell table:style-name="Table6.A1" office:value-type="string">
            <text:p text:style-name="P16"><text:span text:style-name="T3">3 балла</text:span></text:p>
          </table:table-cell>
        </table:table-row>
        <table:table-row table:style-name="Table6.1">
          <table:table-cell table:style-name="Table6.A1" office:value-type="string">
            <text:p text:style-name="P16"><text:span text:style-name="T3">*Для приема команд от пользователя используется паттерн “Цепочка обязанностей”</text:span></text:p>
          </table:table-cell>
          <table:table-cell table:style-name="Table6.A1" office:value-type="string">
            <text:p text:style-name="P16"><text:span text:style-name="T3">3 балла</text:span></text:p>
          </table:table-cell>
        </table:table-row>
        <table:table-row table:style-name="Table6.1">
          <table:table-cell table:style-name="Table6.A1" office:value-type="string">
            <text:p text:style-name="P2"><text:span text:style-name="T2">Кол-во баллов за основные требования</text:span></text:p>
          </table:table-cell>
          <table:table-cell table:style-name="Table6.A1" office:value-type="string">
            <text:p text:style-name="P2"><text:span text:style-name="T2">10 баллов</text:span></text:p>
          </table:table-cell>
        </table:table-row>
        <table:table-row table:style-name="Table6.1">
          <table:table-cell table:style-name="Table6.A1" office:value-type="string">
            <text:p text:style-name="P2"><text:span text:style-name="T2">Максимальное кол-во баллов за лаб. работу</text:span></text:p>
          </table:table-cell>
          <table:table-cell table:style-name="Table6.A1" office:value-type="string">
            <text:p text:style-name="P2"><text:span text:style-name="T2">20 баллов</text:span></text:p>
          </table:table-cell>
        </table:table-row>
      </table:table>
      <text:p text:style-name="P1"/>
      <text:p text:style-name="P19"><text:bookmark text:name="_3yxlu96t7n9r"/></text:p>
      <text:p text:style-name="P20"><text:bookmark text:name="_ppfxkgcju0yl"/>Лабораторная работа №4 (Полиморфизм)</text:p>
      <text:p text:style-name="P1">Реализовать набор классов, для ведения логирования действий и состояний программы. Основные требования:</text:p>
      <text:list xml:id="list306334869" text:style-name="WWNum10">
        <text:list-item>
          <text:p text:style-name="P12">Логирование действий пользователя</text:p>
        </text:list-item>
        <text:list-item>
          <text:p text:style-name="P12">Логирование действий юнитов и базы</text:p>
        </text:list-item>
      </text:list>
      <text:p text:style-name="P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6">Выполнены основные требования к логированию</text:p>
          </table:table-cell>
          <table:table-cell table:style-name="Table7.A1" office:value-type="string">
            <text:p text:style-name="P16">3 балла</text:p>
          </table:table-cell>
        </table:table-row>
        <table:table-row table:style-name="Table7.1">
          <table:table-cell table:style-name="Table7.A1" office:value-type="string">
            <text:p text:style-name="P16">Реализована возможность записи логов в файл</text:p>
          </table:table-cell>
          <table:table-cell table:style-name="Table7.A1" office:value-type="string">
            <text:p text:style-name="P16">3 балла</text:p>
          </table:table-cell>
        </table:table-row>
        <table:table-row table:style-name="Table7.1">
          <table:table-cell table:style-name="Table7.A1" office:value-type="string">
            <text:p text:style-name="P16">Реализована возможность записи логов в терминал</text:p>
          </table:table-cell>
          <table:table-cell table:style-name="Table7.A1" office:value-type="string">
            <text:p text:style-name="P16">3 балла</text:p>
          </table:table-cell>
        </table:table-row>
        <table:table-row table:style-name="Table7.1">
          <table:table-cell table:style-name="Table7.A1" office:value-type="string">
            <text:p text:style-name="P2">Взаимодействие с файлами должны быть по идиоме RAII</text:p>
          </table:table-cell>
          <table:table-cell table:style-name="Table7.A1" office:value-type="string">
            <text:p text:style-name="P16">1 балл</text:p>
          </table:table-cell>
        </table:table-row>
        <table:table-row table:style-name="Table7.1">
          <table:table-cell table:style-name="Table7.A1" office:value-type="string">
            <text:p text:style-name="P16"><text:span text:style-name="T3">*Для логирования состояний перегружен оператор вывода в поток</text:span></text:p>
          </table:table-cell>
          <table:table-cell table:style-name="Table7.A1" office:value-type="string">
            <text:p text:style-name="P16"><text:span text:style-name="T3">2 балла</text:span></text:p>
          </table:table-cell>
        </table:table-row>
        <table:table-row table:style-name="Table7.1">
          <table:table-cell table:style-name="Table7.A1" office:value-type="string">
            <text:p text:style-name="P16"><text:span text:style-name="T3">*Переключение между разным логированием (логирование в файл, в терминал, без логирования) реализуется при помощи паттерна “Прокси”</text:span></text:p>
          </table:table-cell>
          <table:table-cell table:style-name="Table7.A1" office:value-type="string">
            <text:p text:style-name="P16"><text:span text:style-name="T3">4 балла</text:span></text:p>
          </table:table-cell>
        </table:table-row>
        <table:table-row table:style-name="Table7.1">
          <table:table-cell table:style-name="Table7.A1" office:value-type="string">
            <text:p text:style-name="P16"><text:span text:style-name="T3">*Реализован разный формат записи при помощи паттерна “Адаптер”</text:span></text:p>
          </table:table-cell>
          <table:table-cell table:style-name="Table7.A1" office:value-type="string">
            <text:p text:style-name="P16"><text:span text:style-name="T3">4 балла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2">Кол-во баллов за основные требования</text:span></text:p>
          </table:table-cell>
          <table:table-cell table:style-name="Table7.A1" office:value-type="string">
            <text:p text:style-name="P2"><text:span text:style-name="T2">10 баллов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2">Максимальное кол-во баллов за лаб. работу</text:span></text:p>
          </table:table-cell>
          <table:table-cell table:style-name="Table7.A1" office:value-type="string">
            <text:p text:style-name="P2"><text:span text:style-name="T2">20 баллов</text:span></text:p>
          </table:table-cell>
        </table:table-row>
      </table:table>
      <text:p text:style-name="P1"/>
      <text:p text:style-name="P19"><text:bookmark text:name="_jtytjmsje8ab"/></text:p>
      <text:p text:style-name="P20"><text:bookmark text:name="_g557ok8ejty"/>Лабораторная работа №5 (Сериализация состояния программы)</text:p>
      <text:p text:style-name="P1">Реализация сохранения и загрузки состояния программы. Основные требования:</text:p>
      <text:list xml:id="list2043000518" text:style-name="WWNum6">
        <text:list-item>
          <text:p text:style-name="P13">Возможность записать состояние программы в файл</text:p>
        </text:list-item>
        <text:list-item>
          <text:p text:style-name="P13">Возможность считать состояние программы из файла</text:p>
        </text:list-item>
      </text:list>
      <text:p text:style-name="P1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6">Выполнены основные требования к сохранению и загрузке</text:p>
          </table:table-cell>
          <table:table-cell table:style-name="Table8.A1" office:value-type="string">
            <text:p text:style-name="P16">4 баллов</text:p>
          </table:table-cell>
        </table:table-row>
        <table:table-row table:style-name="Table8.1">
          <table:table-cell table:style-name="Table8.A1" office:value-type="string">
            <text:p text:style-name="P16">Загрузка и сохранение должно выполняться в любой момент программы</text:p>
          </table:table-cell>
          <table:table-cell table:style-name="Table8.A1" office:value-type="string">
            <text:p text:style-name="P16">5 баллов</text:p>
          </table:table-cell>
        </table:table-row>
        <table:table-row table:style-name="Table8.1">
          <table:table-cell table:style-name="Table8.A1" office:value-type="string">
            <text:p text:style-name="P2">Взаимодействие с файлами должны быть по идиоме RAII</text:p>
          </table:table-cell>
          <table:table-cell table:style-name="Table8.A1" office:value-type="string">
            <text:p text:style-name="P2">1 балл</text:p>
          </table:table-cell>
        </table:table-row>
        <table:table-row table:style-name="Table8.1">
          <table:table-cell table:style-name="Table8.A1" office:value-type="string">
            <text:p text:style-name="P16"><text:span text:style-name="T3">*Сохранение и загрузка реализованы при помощи паттерна “Снимок”</text:span></text:p>
          </table:table-cell>
          <table:table-cell table:style-name="Table8.A1" office:value-type="string">
            <text:p text:style-name="P16"><text:span text:style-name="T3">5 баллов</text:span></text:p>
          </table:table-cell>
        </table:table-row>
        <table:table-row table:style-name="Table8.1">
          <table:table-cell table:style-name="Table8.A1" office:value-type="string">
            <text:p text:style-name="P16"><text:span text:style-name="T3">*Реализован контроль корректности файла с сохраненными данными</text:span></text:p>
          </table:table-cell>
          <table:table-cell table:style-name="Table8.A1" office:value-type="string">
            <text:p text:style-name="P16"><text:span text:style-name="T3">5 баллов</text:span></text:p>
          </table:table-cell>
        </table:table-row>
        <table:table-row table:style-name="Table8.1">
          <table:table-cell table:style-name="Table8.A1" office:value-type="string">
            <text:p text:style-name="P2"><text:span text:style-name="T2">Кол-во баллов за основные требования</text:span></text:p>
          </table:table-cell>
          <table:table-cell table:style-name="Table8.A1" office:value-type="string">
            <text:p text:style-name="P2"><text:span text:style-name="T2">10 баллов</text:span></text:p>
          </table:table-cell>
        </table:table-row>
        <table:table-row table:style-name="Table8.1">
          <table:table-cell table:style-name="Table8.A1" office:value-type="string">
            <text:p text:style-name="P2"><text:span text:style-name="T2">Максимальное кол-во баллов за лаб. работу</text:span></text:p>
          </table:table-cell>
          <table:table-cell table:style-name="Table8.A1" office:value-type="string">
            <text:p text:style-name="P2"><text:span text:style-name="T2">20 баллов</text:span></text:p>
          </table:table-cell>
        </table:table-row>
      </table:table>
      <text:p text:style-name="P18"/>
      <text:p text:style-name="P19"><text:bookmark text:name="_11rjykndkwei"/></text:p>
      <text:p text:style-name="P20"><text:bookmark text:name="_5y1yi9x8g0vj"/>Лабораторная работа №6 (Шаблонные классы)</text:p>
      <text:p text:style-name="P1">Разработка и реализация набора классов правил игры. Основные требования:</text:p>
      <text:list xml:id="list4214829982" text:style-name="WWNum5">
        <text:list-item>
          <text:p text:style-name="P14">Правила игры должны определять начальное состояние игры</text:p>
        </text:list-item>
        <text:list-item>
          <text:p text:style-name="P14">Правила игры должны определять условия выигрыша игроков</text:p>
        </text:list-item>
        <text:list-item>
          <text:p text:style-name="P14">Правила игры должны определять очередность ходов игрока</text:p>
        </text:list-item>
        <text:list-item>
          <text:p text:style-name="P14">Должна быть возможность начать новую игру</text:p>
        </text:list-item>
      </text:list>
      <text:p text:style-name="P1"><text:s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6">Выполнены основные требования</text:p>
          </table:table-cell>
          <table:table-cell table:style-name="Table9.A1" office:value-type="string">
            <text:p text:style-name="P16">5 баллов</text:p>
          </table:table-cell>
        </table:table-row>
        <table:table-row table:style-name="Table9.1">
          <table:table-cell table:style-name="Table9.A1" office:value-type="string">
            <text:p text:style-name="P16">Реализован шаблонный класс игры, в качестве параметра шаблона передаются конкретные правила</text:p>
          </table:table-cell>
          <table:table-cell table:style-name="Table9.A1" office:value-type="string">
            <text:p text:style-name="P16">3 балла</text:p>
          </table:table-cell>
        </table:table-row>
        <table:table-row table:style-name="Table9.1">
          <table:table-cell table:style-name="Table9.A1" office:value-type="string">
            <text:p text:style-name="P16">Должно быть реализовано минимум 2 правил игры</text:p>
          </table:table-cell>
          <table:table-cell table:style-name="Table9.A1" office:value-type="string">
            <text:p text:style-name="P16">2 балла</text:p>
          </table:table-cell>
        </table:table-row>
        <table:table-row table:style-name="Table9.1">
          <table:table-cell table:style-name="Table9.A1" office:value-type="string">
            <text:p text:style-name="P16"><text:span text:style-name="T3">*Класс игры в шаблоне поддерживает кол-во игроков. И для определенного кол-ва должен быть специализирован отдельно</text:span></text:p>
          </table:table-cell>
          <table:table-cell table:style-name="Table9.A1" office:value-type="string">
            <text:p text:style-name="P16"><text:span text:style-name="T3">3 балла</text:span></text:p>
          </table:table-cell>
        </table:table-row>
        <table:table-row table:style-name="Table9.1">
          <table:table-cell table:style-name="Table9.A1" office:value-type="string">
            <text:p text:style-name="P16"><text:span text:style-name="T3">*Передача хода между игроками реализована при помощи паттерна “Состояние”</text:span></text:p>
          </table:table-cell>
          <table:table-cell table:style-name="Table9.A1" office:value-type="string">
            <text:p text:style-name="P16"><text:span text:style-name="T3">4 балла</text:span></text:p>
          </table:table-cell>
        </table:table-row>
        <table:table-row table:style-name="Table9.1">
          <table:table-cell table:style-name="Table9.A1" office:value-type="string">
            <text:p text:style-name="P16"><text:span text:style-name="T3">*Класс игры один единственный и создается паттерном “Синглтон”</text:span></text:p>
          </table:table-cell>
          <table:table-cell table:style-name="Table9.A1" office:value-type="string">
            <text:p text:style-name="P16"><text:span text:style-name="T3">3 балла</text:span></text:p>
          </table:table-cell>
        </table:table-row>
        <table:table-row table:style-name="Table9.1">
          <table:table-cell table:style-name="Table9.A1" office:value-type="string">
            <text:p text:style-name="P2"><text:span text:style-name="T2">Кол-во баллов за основные требования</text:span></text:p>
          </table:table-cell>
          <table:table-cell table:style-name="Table9.A1" office:value-type="string">
            <text:p text:style-name="P2"><text:span text:style-name="T2">10 баллов</text:span></text:p>
          </table:table-cell>
        </table:table-row>
        <table:table-row table:style-name="Table9.1">
          <table:table-cell table:style-name="Table9.A1" office:value-type="string">
            <text:p text:style-name="P2"><text:span text:style-name="T2">Максимальное кол-во баллов за лаб. работу</text:span></text:p>
          </table:table-cell>
          <table:table-cell table:style-name="Table9.A1" office:value-type="string">
            <text:p text:style-name="P2"><text:span text:style-name="T2">20 баллов</text:span></text:p>
          </table:table-cell>
        </table:table-row>
      </table:table>
      <text:p text:style-name="P1"/>
      <text:p text:style-name="P19"><text:bookmark text:name="_4mq7fiy7fur3"/></text:p>
      <text:p text:style-name="P20"><text:bookmark text:name="_4fzhelbflk3z"/>Лабораторная работа №7 (Написание исключений)</text:p>
      <text:p text:style-name="P1">Разработать и реализовать набор исключений. Основные требования к исключениям:</text:p>
      <text:list xml:id="list2461446262" text:style-name="WWNum1">
        <text:list-item>
          <text:p text:style-name="P15">Исключения покрывают как минимум все тривиальные случаи возникновения ошибки</text:p>
        </text:list-item>
        <text:list-item>
          <text:p text:style-name="P15">Все реализованные исключения обрабатываются в программе</text:p>
        </text:list-item>
        <text:list-item>
          <text:p text:style-name="P15">Исключения должны хранить подробную информацию об ошибке, а не только строку с сообщением об ошибке</text:p>
        </text:list-item>
      </text:list>
      <text:p text:style-name="P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6">Выполнены основные требования</text:p>
          </table:table-cell>
          <table:table-cell table:style-name="Table10.A1" office:value-type="string">
            <text:p text:style-name="P16">5 баллов</text:p>
          </table:table-cell>
        </table:table-row>
        <table:table-row table:style-name="Table10.1">
          <table:table-cell table:style-name="Table10.A1" office:value-type="string">
            <text:p text:style-name="P16"><text:span text:style-name="T3">*Проведено юнит-тестирование программы</text:span></text:p>
          </table:table-cell>
          <table:table-cell table:style-name="Table10.A1" office:value-type="string">
            <text:p text:style-name="P16"><text:span text:style-name="T3">5 баллов</text:span></text:p>
          </table:table-cell>
        </table:table-row>
        <table:table-row table:style-name="Table10.1">
          <table:table-cell table:style-name="Table10.A1" office:value-type="string">
            <text:p text:style-name="P2"><text:span text:style-name="T2">Кол-во баллов за основные требования</text:span></text:p>
          </table:table-cell>
          <table:table-cell table:style-name="Table10.A1" office:value-type="string">
            <text:p text:style-name="P2"><text:span text:style-name="T2">5 баллов</text:span></text:p>
          </table:table-cell>
        </table:table-row>
        <table:table-row table:style-name="Table10.1">
          <table:table-cell table:style-name="Table10.A1" office:value-type="string">
            <text:p text:style-name="P2"><text:span text:style-name="T2">Максимальное кол-во баллов за лаб. работу</text:span></text:p>
          </table:table-cell>
          <table:table-cell table:style-name="Table10.A1" office:value-type="string">
            <text:p text:style-name="P2"><text:span text:style-name="T2">10 баллов</text:span></text:p>
          </table:table-cell>
        </table:table-row>
      </table:table>
      <text:p text:style-name="P1"/>
      <text:p text:style-name="P19"><text:bookmark text:name="_fk91t3qgm0fe"/></text:p>
      <text:p text:style-name="P20"><text:bookmark text:name="_w9x20bf9dxsq"/>Дополнительные баллы</text:p>
      <text:p text:style-name="P1">Далее приведены критерии, за которые можно получить дополнительные баллы. Данные пункты не являются обязательными к выполнению</text:p>
      <text:p text:style-name="P1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6">Разработан GUI (GUI не должен содержать никакой бизнес-логики)</text:p>
          </table:table-cell>
          <table:table-cell table:style-name="Table11.A1" office:value-type="string">
            <text:p text:style-name="P16">13 баллов</text:p>
          </table:table-cell>
        </table:table-row>
        <table:table-row table:style-name="Table11.1">
          <table:table-cell table:style-name="Table11.A1" office:value-type="string">
            <text:p text:style-name="P16">Все пользовательские классы логически объединены в пространства имен</text:p>
          </table:table-cell>
          <table:table-cell table:style-name="Table11.A1" office:value-type="string">
            <text:p text:style-name="P16">3 балла</text:p>
          </table:table-cell>
        </table:table-row>
        <table:table-row table:style-name="Table11.1">
          <table:table-cell table:style-name="Table11.A1" office:value-type="string">
            <text:p text:style-name="P16">Логичное использование паттернов, помимо пунктов в лаб. работах</text:p>
          </table:table-cell>
          <table:table-cell table:style-name="Table11.A1" office:value-type="string">
            <text:p text:style-name="P16">1 балл за паттерн (не более 5 баллов суммарно)</text:p>
          </table:table-cell>
        </table:table-row>
        <table:table-row table:style-name="Table11.1">
          <table:table-cell table:style-name="Table11.A1" office:value-type="string">
            <text:p text:style-name="P16">Построена UML-диаграмма проекта</text:p>
          </table:table-cell>
          <table:table-cell table:style-name="Table11.A1" office:value-type="string">
            <text:p text:style-name="P16">3 балла</text:p>
          </table:table-cell>
        </table:table-row>
        <table:table-row table:style-name="Table11.1">
          <table:table-cell table:style-name="Table11.A1" office:value-type="string">
            <text:p text:style-name="P16">Соблюдены все принципы SOLID</text:p>
          </table:table-cell>
          <table:table-cell table:style-name="Table11.A1" office:value-type="string">
            <text:p text:style-name="P16">10 баллов</text:p>
          </table:table-cell>
        </table:table-row>
        <table:table-row table:style-name="Table11.1">
          <table:table-cell table:style-name="Table11.A1" office:value-type="string">
            <text:p text:style-name="P16">Логичное использование шаблонов, помимо пунктов в лаб. работах</text:p>
          </table:table-cell>
          <table:table-cell table:style-name="Table11.A1" office:value-type="string">
            <text:p text:style-name="P16">5 баллов</text:p>
          </table:table-cell>
        </table:table-row>
        <table:table-row table:style-name="Table11.1">
          <table:table-cell table:style-name="Table11.A1" office:value-type="string">
            <text:p text:style-name="P16">Программа запускается через исполняемый файл</text:p>
          </table:table-cell>
          <table:table-cell table:style-name="Table11.A1" office:value-type="string">
            <text:p text:style-name="P16">2 балла</text:p>
          </table:table-cell>
        </table:table-row>
        <table:table-row table:style-name="Table11.1">
          <table:table-cell table:style-name="Table11.A1" office:value-type="string">
            <text:p text:style-name="P16">В программе используются умные указатели</text:p>
          </table:table-cell>
          <table:table-cell table:style-name="Table11.A1" office:value-type="string">
            <text:p text:style-name="P16">5 баллов</text:p>
          </table:table-cell>
        </table:table-row>
        <table:table-row table:style-name="Table11.1">
          <table:table-cell table:style-name="Table11.A1" office:value-type="string">
            <text:p text:style-name="P2"><text:span text:style-name="T2">Максимально количество доп. баллов</text:span></text:p>
          </table:table-cell>
          <table:table-cell table:style-name="Table11.A1" office:value-type="string">
            <text:p text:style-name="P2"><text:span text:style-name="T2">50 баллов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9717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image-count="0" meta:object-count="0" meta:page-count="11" meta:paragraph-count="241" meta:word-count="1367" meta:character-count="9637" meta:non-whitespace-character-count="8551"/>
    <meta:generator>LibreOfficeDev/6.0.5.2$Linux_X86_64 LibreOffice_project/</meta:generator>
  </office:meta>
</office:document-meta>
</file>